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4c02" officeooo:paragraph-rsid="00084c02"/>
    </style:style>
    <style:style style:name="P2" style:family="paragraph" style:parent-style-name="Standard">
      <style:text-properties fo:language="en" fo:country="US" officeooo:rsid="000e0836" officeooo:paragraph-rsid="000e0836"/>
    </style:style>
    <style:style style:name="P3" style:family="paragraph" style:parent-style-name="Standard">
      <style:text-properties fo:language="en" fo:country="US" officeooo:rsid="000e0836" officeooo:paragraph-rsid="000f8f30"/>
    </style:style>
    <style:style style:name="P4" style:family="paragraph" style:parent-style-name="Standard">
      <style:text-properties fo:language="en" fo:country="US" officeooo:rsid="000e0836" officeooo:paragraph-rsid="00222677"/>
    </style:style>
    <style:style style:name="P5" style:family="paragraph" style:parent-style-name="Standard">
      <style:text-properties fo:language="en" fo:country="US" officeooo:rsid="000f8f30" officeooo:paragraph-rsid="000f8f30"/>
    </style:style>
    <style:style style:name="P6" style:family="paragraph" style:parent-style-name="Standard">
      <style:text-properties fo:language="en" fo:country="US" officeooo:rsid="000f8f30" officeooo:paragraph-rsid="00222677"/>
    </style:style>
    <style:style style:name="P7" style:family="paragraph" style:parent-style-name="Standard">
      <style:text-properties fo:language="en" fo:country="US" officeooo:rsid="001124ac" officeooo:paragraph-rsid="001124ac"/>
    </style:style>
    <style:style style:name="P8" style:family="paragraph" style:parent-style-name="Standard">
      <style:text-properties fo:language="en" fo:country="US" officeooo:rsid="0011bd9b" officeooo:paragraph-rsid="0011bd9b"/>
    </style:style>
    <style:style style:name="P9" style:family="paragraph" style:parent-style-name="Standard">
      <style:text-properties fo:language="en" fo:country="US" officeooo:rsid="00165983" officeooo:paragraph-rsid="00165983"/>
    </style:style>
    <style:style style:name="P10" style:family="paragraph" style:parent-style-name="Standard">
      <style:text-properties fo:language="en" fo:country="US" officeooo:rsid="0019dab1" officeooo:paragraph-rsid="0019dab1"/>
    </style:style>
    <style:style style:name="P11" style:family="paragraph" style:parent-style-name="Standard">
      <style:text-properties fo:language="en" fo:country="US" officeooo:rsid="0021c792" officeooo:paragraph-rsid="0021c792"/>
    </style:style>
    <style:style style:name="P12" style:family="paragraph" style:parent-style-name="Standard">
      <style:paragraph-properties fo:break-before="page"/>
      <style:text-properties fo:language="en" fo:country="US" officeooo:rsid="0015fa4f" officeooo:paragraph-rsid="0015fa4f"/>
    </style:style>
    <style:style style:name="P13" style:family="paragraph" style:parent-style-name="Standard">
      <style:text-properties fo:language="en" fo:country="US" officeooo:rsid="00084c02" officeooo:paragraph-rsid="002fd55c"/>
    </style:style>
    <style:style style:name="P14" style:family="paragraph" style:parent-style-name="Standard">
      <style:text-properties fo:language="en" fo:country="US" officeooo:rsid="00084c02" officeooo:paragraph-rsid="00084c02"/>
    </style:style>
    <style:style style:name="P15" style:family="paragraph" style:parent-style-name="Standard">
      <style:text-properties fo:language="en" fo:country="US" officeooo:rsid="00084c02" officeooo:paragraph-rsid="00383121"/>
    </style:style>
    <style:style style:name="P16" style:family="paragraph" style:parent-style-name="Standard" style:list-style-name="L1">
      <style:text-properties fo:language="en" fo:country="US" officeooo:rsid="00084c02" officeooo:paragraph-rsid="002fd55c"/>
    </style:style>
    <style:style style:name="P17" style:family="paragraph" style:parent-style-name="Standard">
      <style:text-properties fo:language="en" fo:country="US" officeooo:rsid="00084c02" officeooo:paragraph-rsid="003b793c"/>
    </style:style>
    <style:style style:name="P18" style:family="paragraph" style:parent-style-name="Standard">
      <style:text-properties fo:language="en" fo:country="US" officeooo:rsid="00336d38" officeooo:paragraph-rsid="00336d38"/>
    </style:style>
    <style:style style:name="P19" style:family="paragraph" style:parent-style-name="Standard">
      <style:text-properties fo:language="en" fo:country="US" officeooo:rsid="00394b26" officeooo:paragraph-rsid="00394b26"/>
    </style:style>
    <style:style style:name="P20" style:family="paragraph" style:parent-style-name="Standard">
      <style:text-properties fo:language="en" fo:country="US" officeooo:rsid="00394b26" officeooo:paragraph-rsid="0041c47a"/>
    </style:style>
    <style:style style:name="P21" style:family="paragraph" style:parent-style-name="Standard">
      <style:text-properties fo:language="en" fo:country="US" officeooo:rsid="0043c117" officeooo:paragraph-rsid="0043c117"/>
    </style:style>
    <style:style style:name="P22" style:family="paragraph" style:parent-style-name="Standard">
      <style:text-properties fo:language="en" fo:country="US" officeooo:rsid="000f8f30" officeooo:paragraph-rsid="000f8f30"/>
    </style:style>
    <style:style style:name="P23" style:family="paragraph" style:parent-style-name="Standard" style:list-style-name="L2">
      <style:text-properties fo:language="en" fo:country="US" officeooo:rsid="000f8f30" officeooo:paragraph-rsid="000f8f30"/>
    </style:style>
    <style:style style:name="P24" style:family="paragraph" style:parent-style-name="Standard" style:list-style-name="L2">
      <style:text-properties fo:language="en" fo:country="US" officeooo:rsid="0026e6b5" officeooo:paragraph-rsid="0026e6b5"/>
    </style:style>
    <style:style style:name="P25" style:family="paragraph" style:parent-style-name="Standard" style:list-style-name="L2">
      <style:text-properties fo:language="en" fo:country="US" officeooo:rsid="002a6c55" officeooo:paragraph-rsid="002a6c55"/>
    </style:style>
    <style:style style:name="P26" style:family="paragraph" style:parent-style-name="Standard" style:list-style-name="L2">
      <style:text-properties fo:language="en" fo:country="US" officeooo:rsid="002cdd02" officeooo:paragraph-rsid="002cdd02"/>
    </style:style>
    <style:style style:name="P27" style:family="paragraph" style:parent-style-name="Standard" style:list-style-name="L2">
      <style:text-properties fo:language="en" fo:country="US" officeooo:rsid="002cf6b5" officeooo:paragraph-rsid="002cf6b5"/>
    </style:style>
    <style:style style:name="T1" style:family="text">
      <style:text-properties officeooo:rsid="000f8f30"/>
    </style:style>
    <style:style style:name="T2" style:family="text">
      <style:text-properties officeooo:rsid="00111160"/>
    </style:style>
    <style:style style:name="T3" style:family="text">
      <style:text-properties officeooo:rsid="0011bd9b"/>
    </style:style>
    <style:style style:name="T4" style:family="text">
      <style:text-properties officeooo:rsid="001235ae"/>
    </style:style>
    <style:style style:name="T5" style:family="text">
      <style:text-properties officeooo:rsid="00171bb5"/>
    </style:style>
    <style:style style:name="T6" style:family="text">
      <style:text-properties officeooo:rsid="001bf5be"/>
    </style:style>
    <style:style style:name="T7" style:family="text">
      <style:text-properties officeooo:rsid="001d5d3f"/>
    </style:style>
    <style:style style:name="T8" style:family="text">
      <style:text-properties officeooo:rsid="00222677"/>
    </style:style>
    <style:style style:name="T9" style:family="text">
      <style:text-properties officeooo:rsid="0023a6f8"/>
    </style:style>
    <style:style style:name="T10" style:family="text">
      <style:text-properties officeooo:rsid="002ed37f"/>
    </style:style>
    <style:style style:name="T11" style:family="text">
      <style:text-properties officeooo:rsid="002fd55c"/>
    </style:style>
    <style:style style:name="T12" style:family="text">
      <style:text-properties officeooo:rsid="00311e79"/>
    </style:style>
    <style:style style:name="T13" style:family="text">
      <style:text-properties officeooo:rsid="00313b04"/>
    </style:style>
    <style:style style:name="T14" style:family="text">
      <style:text-properties officeooo:rsid="0034e97d"/>
    </style:style>
    <style:style style:name="T15" style:family="text">
      <style:text-properties officeooo:rsid="0036c18f"/>
    </style:style>
    <style:style style:name="T16" style:family="text">
      <style:text-properties officeooo:rsid="00383121"/>
    </style:style>
    <style:style style:name="T17" style:family="text">
      <style:text-properties officeooo:rsid="00394b26"/>
    </style:style>
    <style:style style:name="T18" style:family="text">
      <style:text-properties officeooo:rsid="003aae4b"/>
    </style:style>
    <style:style style:name="T19" style:family="text">
      <style:text-properties officeooo:rsid="003b793c"/>
    </style:style>
    <style:style style:name="T20" style:family="text">
      <style:text-properties officeooo:rsid="003e255f"/>
    </style:style>
    <style:style style:name="T21" style:family="text">
      <style:text-properties officeooo:rsid="0041c47a"/>
    </style:style>
    <style:style style:name="T22" style:family="text">
      <style:text-properties officeooo:rsid="00440271"/>
    </style:style>
    <style:style style:name="T23" style:family="text">
      <style:text-properties officeooo:rsid="0045d839"/>
    </style:style>
    <style:style style:name="T24" style:family="text">
      <style:text-properties officeooo:rsid="0045f3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Watch</text:p>
      <text:p text:style-name="P18"><text:tab/>My motivation to write DirectoryWatch knowing what had changed on my Linux PC since my last install. <text:s/>The program md5deep looked good and generated a hash log for a branch of a directory tree. <text:s/>Md5deep has a number of options to be set plus a set of hash logs for each directory branch being monitored. <text:s/>A shell script or something would be needed to organize and maintain a structure <text:span text:style-name="T14">of all the detailed stuff. <text:s/>Additionally, it was noted after reading about security that should control of the PC be compromised, invaded, hacked or whatever any security tool could be fixed and become ineffective. <text:s/>I was impressed by Linux Mint's ability using the md5 checksum to realize their distro (mine too) had been got. <text:s/>I realized that a separate means of checking the checksum was needed. <text:s/>In the case of Mint they may have checked a printed version against what was on the screen at regular intervals.</text:span></text:p>
      <text:p text:style-name="P18"/>
      <text:p text:style-name="P1"><text:tab/>DirectoryWatch is intended to provide <text:span text:style-name="T18">show the files that have been CHANGED, ADDED or DELETED on the</text:span> PC <text:span text:style-name="T17">since the initial install</text:span>. <text:s/><text:span text:style-name="T18">DirectoryWatch should be run after the initial install and the hash logs of the watched directories generated. <text:s/>It only needs to be run again should there be a suspicious event and the hash logs tested for CHANGED, </text:span>MISSING <text:span text:style-name="T19">or NEW files</text:span>.</text:p>
      <text:p text:style-name="P1"/>
      <text:p text:style-name="P13"><text:span text:style-name="T10"><text:tab/>DirectoryWatch w</text:span>atches selected directories for, <text:span text:style-name="T18">MISSING,</text:span> NEW <text:span text:style-name="T18">and</text:span> CHANGED files. <text:s/>DirectoryWatch is based on -;</text:p>
      <text:list xml:id="list7405267059002916533" text:style-name="L1">
        <text:list-item>
          <text:p text:style-name="P16"><text:tab/><text:span text:style-name="T11">Is based on </text:span>md5deep <text:span text:style-name="T11">as the engine.</text:span></text:p>
        </text:list-item>
        <text:list-item>
          <text:p text:style-name="P16"><text:tab/><text:span text:style-name="T11">Uses the Gtk widgets to control the program.</text:span></text:p>
        </text:list-item>
        <text:list-item>
          <text:p text:style-name="P16"><text:tab/><text:span text:style-name="T15">A GUI is used </text:span>for project <text:span text:style-name="T11">selection and initialization.</text:span></text:p>
        </text:list-item>
        <text:list-item>
          <text:p text:style-name="P16"><text:tab/><text:span text:style-name="T11">D</text:span>irector<text:span text:style-name="T11">ies to be watched for changes are selected with the GUI.</text:span></text:p>
        </text:list-item>
        <text:list-item>
          <text:p text:style-name="P16"><text:tab/><text:span text:style-name="T12">Results of MISSING, NEW and CHANGED files are displayed in a widget.</text:span></text:p>
        </text:list-item>
        <text:list-item>
          <text:p text:style-name="P16"><text:tab/><text:span text:style-name="T11">Is intended to run in an Operating System (distro) installed on a flash stick.</text:span></text:p>
        </text:list-item>
        <text:list-item>
          <text:p text:style-name="P16"><text:tab/><text:span text:style-name="T12">The flash stick is intended to track multiple installations.</text:span></text:p>
        </text:list-item>
      </text:list>
      <text:p text:style-name="P13"/>
      <text:p text:style-name="P15"><text:tab/>DirectoryWatch <text:span text:style-name="T12">was</text:span> intended to be run <text:span text:style-name="T13">under a live distro on </text:span>flash stick and record md5deep hash (hash.log) files on a data section. <text:s/><text:span text:style-name="T13">This was eventually abandoned in favor of installing the distro onto the flash stick and using the flash stick like a normal hard drive.</text:span></text:p>
      <text:p text:style-name="P15"/>
      <text:p text:style-name="P15"><text:span text:style-name="T13"><text:tab/>DirectoryWatch is installed into the home directory of the principle user of the flash stick and is launched from the menu/other item.</text:span></text:p>
      <text:p text:style-name="P1"/>
      <text:p text:style-name="P17"><text:tab/>A <text:span text:style-name="T18">new </text:span>project for each Linux system in your environment should be created. <text:s/><text:span text:style-name="T18">This requires a name and the selection of the path to the root directory of the system being monitored. <text:s/>This is a bit awkward since the name seen from the flash stick could be &lt;/home/yourname/ProjDirWatch/Disk250Gig&gt; </text:span></text:p>
      <text:p text:style-name="P17"><text:span text:style-name="T18">and the root path seen could be &lt;/media/yourname/6cfa8f8d-d3f1-4a72-8b5f-cbd7fb0fd69b&gt; using Linux Mint and the Nemo file manager.</text:span></text:p>
      <text:p text:style-name="P17"/>
      <text:p text:style-name="P17"><text:span text:style-name="T18"><text:tab/>One</text:span> flash stick can <text:span text:style-name="T16">be used to monitor multiple</text:span> Linux <text:span text:style-name="T16">or other PC </text:span>systems.</text:p>
      <text:p text:style-name="P1"/>
      <text:p text:style-name="P19"><text:tab/>Once a project has been created it must be selected and the directories to be watched added to the project. <text:s/><text:span text:style-name="T20">(/bin, /boot, /sbin, /user/bin)</text:span></text:p>
      <text:p text:style-name="P19"/>
      <text:p text:style-name="P20"><text:tab/><text:span text:style-name="T21">When necessary to test the PC the flash stick is booted DirectoryWatch launched the project for that PC selected and Check Validate selected followed by Check ReportGen which will present a widget showing the analyzed results. <text:s/>The results from DirectoryWatch shows the new time stamp on NEW and CHANGED files, many changed files with the same time stamp must be due to a periodic update.</text:span></text:p>
      <text:p text:style-name="P20"/>
      <text:p text:style-name="P21"><text:soft-page-break/>Installation on flash stick.</text:p>
      <text:p text:style-name="P2"/>
      <text:p text:style-name="P3"><text:tab/>Linux Mint 18.1 was installed onto a flash stick (installed not live) and DirectoryWatch ported to the flash. <text:s/><text:span text:style-name="T22">Pull over the tar ball dirwatch.tar.gz the and click, the Archive Manager is able to extract all the files. <text:s/>The following dependencies are needed and Synaptic Package Manager can be used to get them. <text:s/></text:span></text:p>
      <text:list xml:id="list6607150268055916166" text:style-name="L2">
        <text:list-item>
          <text:p text:style-name="P23"><text:span text:style-name="T9">lib</text:span>gt<text:span text:style-name="T2">k-</text:span>3-<text:span text:style-name="T9">dev</text:span></text:p>
        </text:list-item>
        <text:list-item>
          <text:p text:style-name="P24">g++</text:p>
        </text:list-item>
        <text:list-item>
          <text:p text:style-name="P25">libsdl2-dev</text:p>
        </text:list-item>
        <text:list-item>
          <text:p text:style-name="P26">libsdl2-image-dev</text:p>
        </text:list-item>
        <text:list-item>
          <text:p text:style-name="P26">libsdl2-ttf-dev</text:p>
        </text:list-item>
        <text:list-item>
          <text:p text:style-name="P27">libglew-dev</text:p>
        </text:list-item>
        <text:list-item>
          <text:p text:style-name="P23">md5deep</text:p>
        </text:list-item>
      </text:list>
      <text:p text:style-name="P5"/>
      <text:p text:style-name="P5"><text:tab/><text:span text:style-name="T24">The make command followed by make install should install everything including the menu items. <text:s/>It was expected that a many of the Gtk files would be built into the executable but not so and the least bothersome way is as above. <text:s/>This could be a motivation to dump the Gtk Gui and move to perl and a more old fashioned DOS type approach.</text:span></text:p>
      <text:p text:style-name="P5"/>
      <text:p text:style-name="P5"/>
      <text:p text:style-name="P5"/>
      <text:p text:style-name="P5"/>
      <text:p text:style-name="P5"/>
      <text:p text:style-name="P12">Motivation for DirectoryWatch.</text:p>
      <text:p text:style-name="P7">My motivation for producing DirecectoryWatch originates from Linux Mint's misfortune in getting hacked and having its distro infected. <text:s/>The Mint guys detected that the md5 checksum had been changed and no longer matched what they I guess had written on a paper copy. <text:s/><text:span text:style-name="T3">The tampered distro matched the tampered md5 checksum.</text:span></text:p>
      <text:p text:style-name="P7"/>
      <text:p text:style-name="P8">I started to look at Linux security and found a lot of words that made sense, sort of, but what to do and is it really doing it? <text:s/><text:span text:style-name="T4">I even activated an application that examined logs periodically and should email me about any suspect activity. <text:s/>So far no email so I'm either okay or it's not set up correctly. <text:s/>One point that must be remembered is that once hacked the hacker can do what he wants and disable all your guards. <text:s/>The only way to be safe was to run md5deep from a live DVD and keep the results on a safe place such as a flash stick that was not left connected once the main distro was booted. <text:s/>This is the guiding principle behind DirectoryWatch.</text:span></text:p>
      <text:p text:style-name="P8"/>
      <text:p text:style-name="P9">About md5deep.</text:p>
      <text:p text:style-name="P9">Md5 checksum is included in all distros and is used to generate and check the md5checksum of any file. <text:s/>I suppose md5deep leavers on md5 to generate a hash of all the files in a directory digging deep down into all the subdirectories. <text:s/><text:span text:style-name="T5">Md5deep uses this hash file to flag any changes since the hash file was generated. <text:s/>So md5deep does everything, all you need to do is remember the command line flags to make it do what you need. <text:s/>Plus run it from a live distro and keep the results on a flash stick.</text:span></text:p>
      <text:p text:style-name="P9"/>
      <text:p text:style-name="P10">About DirectoryWatch.</text:p>
      <text:p text:style-name="P10">The program itself relies on gtk3 and glade to produce a GUI based application. <text:s/>It is written in c++ because there are some good tutorials to get me started. <text:s/>I must admit that I make a lot of system calls to the command line that would have been far simpler in Perl but I could not find any Perl <text:span text:style-name="T6">glade</text:span> information <text:span text:style-name="T7">nor Perl-</text:span>gtk3 headers in the Debian Mint repository. <text:s/><text:span text:style-name="T6">My glade file is far to big to be considered good programming practice. <text:s/>I need a way to split them and be able to prevent the Main_Window remaining active, that is I have the sub-windows with the modal flags set and declared “Transient For “ Main-Window. <text:s/>This prevents multiple sub-windows selecting the same item. <text:s/>I have encountered applications doing that when mal-clicked.</text:span></text:p>
      <text:p text:style-name="P10"/>
      <text:p text:style-name="P11">Installation.</text:p>
      <text:p text:style-name="P11">Install your preferred distro to a flash stick. <text:s/>I really mean install as though it was a hard drive. <text:s/></text:p>
      <text:p text:style-name="P11">Do not generate a live flash stick as of January 2017 using a data section or partition produced lots of frustrations. <text:s/><text:span text:style-name="T8">I installed Linux Mint 18.1 onto a flash stick without problems. <text:s/>Debian 8 gave no end of trouble and failed though I was able to install to a hard drive okay.</text:span></text:p>
      <text:p text:style-name="P8"/>
      <text:p text:style-name="P4">The least bothersome way to port <text:span text:style-name="T8">DirectoryWatch </text:span>was to move the source files and run make. <text:s/><text:span text:style-name="T1">This required pulling over a few files from the repository. <text:s/></text:span></text:p>
      <text:p text:style-name="P6">C++</text:p>
      <text:p text:style-name="P6">gt<text:span text:style-name="T2">k</text:span>3</text:p>
      <text:p text:style-name="P6">md5dee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hapman</meta:initial-creator>
    <meta:creation-date>2017-01-16T17:56:23.427175276</meta:creation-date>
    <dc:date>2017-03-08T16:41:13.134112488</dc:date>
    <meta:editing-duration>P3DT23H47M34S</meta:editing-duration>
    <meta:editing-cycles>55</meta:editing-cycles>
    <meta:generator>LibreOffice/4.3.3.2$Linux_X86_64 LibreOffice_project/430m0$Build-2</meta:generator>
    <dc:creator>Ian Chapman</dc:creator>
    <meta:document-statistic meta:table-count="0" meta:image-count="0" meta:object-count="0" meta:page-count="3" meta:paragraph-count="42" meta:word-count="1192" meta:character-count="6863" meta:non-whitespace-character-count="5662"/>
  </office:meta>
</office:document-meta>
</file>